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VYWV+CMSS10" svg:font-family="DOVYWV+CMSS10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erview For PSD3</text:p>
      <text:p text:style-name="Standard"/>
      <text:p text:style-name="Standard">Good Afternoon Faiz. Could we please record this interview, would you be ok with this?</text:p>
      <text:p text:style-name="Standard"/>
      <text:p text:style-name="Standard">Quick introduction</text:p>
      <text:p text:style-name="Standard"/>
      <text:p text:style-name="Standard">Interview Questions</text:p>
      <text:p text:style-name="Standard"/>
      <text:p text:style-name="P5">Submission of internship advertisements</text:p>
      <text:p text:style-name="Standard"/>
      <text:list xml:id="list1542550410" text:style-name="L1">
        <text:list-item>
          <text:p text:style-name="P1">How do you envisage the submission process working?</text:p>
        </text:list-item>
        <text:list-item>
          <text:p text:style-name="P1">Who will be submitting to the system?</text:p>
        </text:list-item>
        <text:list-item>
          <text:p text:style-name="P1">What would the submission format be? (email to course coordinator or interacting with the system) </text:p>
          <text:list>
            <text:list-item>
              <text:p text:style-name="P1">Will it be a standardised form?</text:p>
            </text:list-item>
          </text:list>
        </text:list-item>
        <text:list-item>
          <text:p text:style-name="P1">Will the submission process require a user account with the system?</text:p>
        </text:list-item>
        <text:list-item>
          <text:p text:style-name="P1">Is there a maximum number of advertisements that can apply on the system?</text:p>
        </text:list-item>
      </text:list>
      <text:p text:style-name="Standard"/>
      <text:p text:style-name="P5">Review, comment and publication of internship advertisements by the course coordinator</text:p>
      <text:p text:style-name="Standard"/>
      <text:list xml:id="list2154643119" text:style-name="L2">
        <text:list-item>
          <text:p text:style-name="P2">How do you envisage the review process working?</text:p>
        </text:list-item>
        <text:list-item>
          <text:p text:style-name="P2">Does the CC get a list of internships to review and discard the ones which are inappropriate?</text:p>
        </text:list-item>
        <text:list-item>
          <text:p text:style-name="P2">Will students be notified of a new advertisement?</text:p>
        </text:list-item>
        <text:list-item>
          <text:p text:style-name="P2">Will students already be on the system or will they need a new login?</text:p>
        </text:list-item>
        <text:list-item>
          <text:p text:style-name="P2">How does a company know when a comment has been made?</text:p>
          <text:list>
            <text:list-item>
              <text:p text:style-name="P2">Do they read the comments via notification or the system?</text:p>
            </text:list-item>
          </text:list>
        </text:list-item>
      </text:list>
      <text:list xml:id="list354023401" text:style-name="L3">
        <text:list-item>
          <text:p text:style-name="P3">How does a company know when their advertisements has been successfully reviewed by the course coordinator?</text:p>
        </text:list-item>
        <text:list-item>
          <text:p text:style-name="P3">How long will an unreviewed advertisement stay on the system?</text:p>
          <text:list>
            <text:list-item>
              <text:p text:style-name="P3">Who gets notified if it exceeds the maximum time on the system?</text:p>
            </text:list-item>
          </text:list>
        </text:list-item>
      </text:list>
      <text:p text:style-name="Standard"/>
      <text:p text:style-name="P5">Review of Advertisement by the Students</text:p>
      <text:p text:style-name="Standard"/>
      <text:list xml:id="list797892128" text:style-name="L4">
        <text:list-item>
          <text:p text:style-name="P4">How do you see the review process operating?</text:p>
        </text:list-item>
        <text:list-item>
          <text:p text:style-name="P4">Would there be a way to filter out irrelevant advertisements for students?</text:p>
        </text:list-item>
        <text:list-item>
          <text:p text:style-name="P4">Is the review process purely read only?</text:p>
        </text:list-item>
        <text:list-item>
          <text:p text:style-name="P4">Once reviewed, how does the student select the advertisement? </text:p>
        </text:list-item>
        <text:list-item>
          <text:p text:style-name="P4">Are students then sent to the companies own application website?</text:p>
        </text:list-item>
        <text:list-item>
          <text:p text:style-name="P4">Will students have the ability to flag inappropriate internships to the CC?</text:p>
        </text:list-item>
      </text:list>
      <text:p text:style-name="Standard"/>
      <text:p text:style-name="P5">Notification of successful selection for an internship by an SE/ESE student</text:p>
      <text:p text:style-name="Standard"/>
      <text:list xml:id="list2007495038" text:style-name="L5">
        <text:list-item>
          <text:p text:style-name="P7">How would you like the system to handle the notification process?</text:p>
        </text:list-item>
        <text:list-item>
          <text:p text:style-name="P7">How will students notify course coordinator of successful internship?</text:p>
        </text:list-item>
        <text:list-item>
          <text:p text:style-name="P7">How do we stop students abusing the system?</text:p>
        </text:list-item>
        <text:list-item>
          <text:p text:style-name="P7">Will advertisements be taken down by CC when position is taken?</text:p>
        </text:list-item>
      </text:list>
      <text:p text:style-name="Standard"/>
      <text:p text:style-name="Standard">Is there anything that we haven't covered that you feel is vitally important?</text:p>
      <text:p text:style-name="Standard">Do you have any questions?</text:p>
      <text:p text:style-name="Standard"/>
      <text:p text:style-name="Standard">Thank you for you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VYWV+CMSS10" svg:font-family="DOVYWV+CMSS10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Kearns</meta:initial-creator>
    <meta:creation-date>2012-10-15T13:09:39</meta:creation-date>
    <dc:date>2012-10-15T14:10:00</dc:date>
    <dc:creator>Nicole Kearns</dc:creator>
    <meta:editing-duration>PT14M18S</meta:editing-duration>
    <meta:editing-cycles>3</meta:editing-cycles>
    <meta:generator>LibreOffice/3.4$Unix LibreOffice_project/340m1$Build-502</meta:generator>
    <meta:printed-by>Nicole Kearns</meta:printed-by>
    <meta:print-date>2012-10-15T14:09:05</meta:print-date>
    <meta:document-statistic meta:table-count="0" meta:image-count="0" meta:object-count="0" meta:page-count="1" meta:paragraph-count="36" meta:word-count="365" meta:character-count="2111" meta:non-whitespace-character-count="1805"/>
  </office:meta>
</office:document-meta>
</file>